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3pt" style:text-underline-style="solid" style:text-underline-width="auto" style:text-underline-color="font-color" style:font-size-asian="13pt" style:font-name-complex="Times New Roman1" style:font-size-complex="13pt"/>
    </style:style>
    <style:style style:name="P3" style:family="paragraph" style:parent-style-name="Standard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P4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5" style:family="paragraph" style:parent-style-name="Standard">
      <style:text-properties style:font-name="Times New Roman" fo:font-size="18pt" style:text-underline-style="solid" style:text-underline-width="auto" style:text-underline-color="font-color" style:font-size-asian="18pt" style:font-name-complex="Times New Roman1" style:font-size-complex="18pt"/>
    </style:style>
    <style:style style:name="P6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Times New Roman" fo:font-size="26pt" fo:font-weight="bold" style:font-size-asian="26pt" style:font-weight-asian="bold" style:font-name-complex="Times New Roman1" style:font-size-complex="26pt"/>
    </style:style>
    <style:style style:name="T2" style:family="text">
      <style:text-properties style:font-name="Times New Roman" fo:font-size="26pt" fo:font-weight="bold" officeooo:rsid="00099b30" style:font-size-asian="26pt" style:font-weight-asian="bold" style:font-name-complex="Times New Roman1" style:font-size-complex="26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T5" style:family="text">
      <style:text-properties style:font-name="Times New Roman" fo:font-size="13pt" style:text-underline-style="solid" style:text-underline-width="auto" style:text-underline-color="font-color" style:font-size-asian="13pt" style:font-name-complex="Times New Roman1" style:font-size-complex="13pt"/>
    </style:style>
    <style:style style:name="T6" style:family="text">
      <style:text-properties style:font-name="Times New Roman" fo:font-size="13pt" style:font-size-asian="13pt" style:font-name-complex="Times New Roman1" style:font-size-complex="13pt"/>
    </style:style>
    <style:style style:name="T7" style:family="text">
      <style:text-properties style:font-name="Times New Roman" fo:font-size="13pt" officeooo:rsid="00099b30" style:font-size-asian="13pt" style:font-name-complex="Times New Roman1" style:font-size-complex="13pt"/>
    </style:style>
    <style:style style:name="T8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9" style:family="text">
      <style:text-properties style:font-name="Times New Roman" fo:font-size="13pt" fo:font-weight="normal" officeooo:rsid="000b7b2a" style:font-size-asian="13pt" style:font-weight-asian="normal" style:font-name-complex="Times New Roman1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<text:span text:style-name="T1">Plano de projeto</text:span></text:p>
      <text:p text:style-name="P1"><text:span text:style-name="T2">Phy</text:span><text:span text:style-name="T1">: </text:span><text:span text:style-name="T2">Assistente virtual de professores de física aliado ao ensino de Arduin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/>
      <text:p text:style-name="P6"/>
      <text:p text:style-name="Standard"><text:span text:style-name="T3">Feito por:</text:span></text:p>
      <text:p text:style-name="Standard"><text:span text:style-name="T3">Taís Santana</text:span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Standard"><text:soft-page-break/><text:span text:style-name="T4">Visão Geral do Projeto</text:span></text:p>
      <text:p text:style-name="P4"/>
      <text:p text:style-name="Standard"><text:span text:style-name="T6"><text:tab/>Observando a arcaica educação brasileira, nota-se que muitos <text:s/>estudantes ficam traumatizados com algumas matérias escolares, como a física e a matemática, logo, o foco do nosso projeto é <text:s/>inibir esse sentimento e transformar esse atual medo do desconhecido em algo didático e belo.</text:span></text:p>
      <text:p text:style-name="Standard"><text:span text:style-name="T6"><text:tab/>Nossa equipe luta por uma educação plena, inovadora e de qualidade, logo, o objetivo do nosso projeto é utilizar o Arduino para o ensinamento de Física e lógica nas escolas, levando a física de algo chato, difícil e monótono a algo didático, lúdico e incrível.</text:span></text:p>
      <text:p text:style-name="Standard"><text:span text:style-name="T6"><text:tab/>Isso será feito a principio em um simulador online de arduino(como o tinkercad) </text:span><text:span text:style-name="T7">e utilizando o phy, um bot que auxilia os alunos a tirar dúvidas sobre questões básicas de programação e física</text:span><text:span text:style-name="T6">, através do ensinamento de programações e exemplos práticos que retratam o quadro visto no assunto atual de física, desse modo tornando o ensinamento mais proveitoso e real, e futuramente com o apoio da prefeitura pretendemos fazer uma real sala de robótica. </text:span></text:p>
      <text:p text:style-name="Standard"><text:span text:style-name="T6"><text:tab/>Todo o projeto será planejado utilizando a metodologia ágil SCRUM, aliado ao KANBAN, teremos 18 semanas e 9 sprints para a estruturação de todas as aulas e em seguida começo de aplicação nos colégios estaduais e municipais.</text:span></text:p>
      <text:p text:style-name="P2"/>
      <text:p text:style-name="Standard"><text:span text:style-name="T4">Características do projeto</text:span></text:p>
      <text:p text:style-name="Standard"><text:span text:style-name="T6">- A princípio será formada apenas pelo assunto eletricidade</text:span></text:p>
      <text:p text:style-name="Standard"><text:span text:style-name="T6">-O projeto começará em formato de optativa, porém poderá substituir a matéria de física. </text:span></text:p>
      <text:p text:style-name="Standard"><text:span text:style-name="T6">-Será aplicado a alunos a partir do sexto ano do ensino fundamental ao nono, uma vez que eles aprenderão coisas úteis para a vida toda e que geralmente não aprendem antes do ensino médio.</text:span></text:p>
      <text:p text:style-name="Standard"><text:span text:style-name="T6">-75% da nota de avaliação será pela postura em sala, participação, conhecimento e perguntas.</text:span></text:p>
      <text:p text:style-name="Standard"><text:span text:style-name="T6">-25% da nota será um projeto final com programação em arduino, nivelado a partir da série cursada.</text:span></text:p>
      <text:p text:style-name="Standard"><text:span text:style-name="T6">- Toda aula será dividida entre momentos teóricos e práticos </text:span></text:p>
      <text:p text:style-name="Standard"><text:soft-page-break/><text:span text:style-name="T5">-</text:span><text:span text:style-name="T6">Nas aulas teóricas vão ser apresentados todo o assunto da grade de física conectada com programação e algoritmos, permitindo a multidisciplinaridade</text:span></text:p>
      <text:p text:style-name="Standard"><text:span text:style-name="T6">-Esse projeto estimula conhecimento Mecânico, Elétrico e Lógico, competências geralmente só aprofundadas na Faculdade.</text:span></text:p>
      <text:p text:style-name="Standard"><text:span text:style-name="T8">- </text:span><text:span text:style-name="T9">O phy é um bot que auxilia as crianças a tirar dúvidas <text:s/>sobre física e programação</text:span></text:p>
      <text:p text:style-name="Standard"><text:span text:style-name="T9">-Ele tem uma interface lúdica e didática, e tem a opção de chat de voz ou <text:s/>comunicação escrita</text:span></text:p>
      <text:p text:style-name="Standard"><text:span text:style-name="T9">- Será usada a plataforma pandorabots para a criação e testes do phy.</text:span></text:p>
      <text:p text:style-name="Standard"><text:span text:style-name="T9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5</meta:editing-cycles>
    <meta:creation-date>2019-09-02T11:37:00</meta:creation-date>
    <dc:date>2019-09-10T10:02:00.266000000</dc:date>
    <meta:editing-duration>PT3H36M33S</meta:editing-duration>
    <meta:generator>LibreOffice/5.4.5.1$Windows_X86_64 LibreOffice_project/79c9829dd5d8054ec39a82dc51cd9eff340dbee8</meta:generator>
    <meta:document-statistic meta:table-count="0" meta:image-count="0" meta:object-count="0" meta:page-count="3" meta:paragraph-count="22" meta:word-count="406" meta:character-count="2483" meta:non-whitespace-character-count="20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